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xmlns:officeooo="http://openoffice.org/2009/office" style:font-name="Open Sans" fo:font-size="12pt" officeooo:rsid="0000614b" officeooo:paragraph-rsid="0000614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write some words</text:p>
      <text:p text:style-name="P1">write some more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Thomas Müller</meta:initial-creator>
    <meta:creation-date>2013-08-18T19:37:23</meta:creation-date>
    <meta:generator>WebODF/0.5.7-66-g25bf592 Mozilla/5.0 (Windows NT 6.1; WOW64) AppleWebKit/537.36 (KHTML, like Gecko) Chrome/48.0.2564.116 Safari/537.36</meta:generator>
    <dc:date>2016-02-25T12:52:01.939Z</dc:date>
    <meta:editing-cycles>5</meta:editing-cycles>
    <dc:creator>Declan</dc:creator>
  </office:meta>
</office:document-meta>
</file>